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25eab4" officeooo:paragraph-rsid="0027a29b" style:text-blinking="false" fo:background-color="transparent" style:font-size-asian="13pt" style:font-size-complex="13p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paragraph-rsid="002b19ed" style:text-blinking="false" fo:background-color="transparent" style:font-size-asian="13pt" style:font-size-complex="13pt"/>
    </style:style>
    <style:style style:name="P3" style:family="paragraph" style:parent-style-name="Text_20_body">
      <style:text-properties style:font-name="Liberation Serif" fo:font-size="13pt" fo:language="en" fo:country="US" style:font-size-asian="13pt" style:font-size-complex="13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Heading_20_1">
      <style:paragraph-properties fo:margin-top="0.278in" fo:margin-bottom="0.0835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0pt" fo:language="en" fo:country="US" fo:font-style="normal" style:text-underline-style="none" fo:font-weight="normal" style:text-blinking="false" fo:background-color="transparent"/>
    </style:style>
    <style:style style:name="P6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34d38c" style:text-blinking="false" fo:background-color="transparent" style:font-size-asian="11.5pt" style:font-size-complex="11.5pt"/>
    </style:style>
    <style:style style:name="P7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34d38c" style:text-blinking="false" fo:background-color="transparent" style:font-size-asian="11.5pt" style:font-size-complex="11.5pt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officeooo:paragraph-rsid="0034d38c" style:text-blinking="false" fo:background-color="transparent" style:font-size-asian="11.5pt" style:font-size-complex="11.5pt"/>
    </style:style>
    <style:style style:name="P9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25eab4" officeooo:paragraph-rsid="0034d38c" style:text-blinking="false" fo:background-color="transparent" style:font-size-asian="13pt" style:font-size-complex="13pt"/>
    </style:style>
    <style:style style:name="P10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38%" fo:text-indent="0in" style:auto-text-indent="false" style:page-number="auto" fo:background-color="transparent" style:writing-mode="lr-tb"/>
      <style:text-properties style:font-name="Liberation Serif" fo:font-size="11.5pt" fo:language="en" fo:country="US" officeooo:paragraph-rsid="0034d38c" style:font-size-asian="11.5pt" style:font-size-complex="11.5p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fo:font-weight="normal" officeooo:paragraph-rsid="00210514" style:font-size-asian="11.5pt" style:font-size-complex="11.5pt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fo:font-weight="normal" officeooo:rsid="0034d38c" officeooo:paragraph-rsid="0034d38c" style:font-size-asian="11.5pt" style:font-size-complex="11.5pt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style:font-size-asian="11.5pt" style:font-size-complex="11.5pt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.5pt" fo:language="en" fo:country="US" officeooo:paragraph-rsid="0034d38c" style:font-size-asian="11.5pt" style:font-size-complex="11.5pt"/>
    </style:style>
    <style:style style:name="P15" style:family="paragraph" style:parent-style-name="Text_20_body">
      <style:text-properties style:font-name="Liberation Serif" fo:font-size="11.5pt" fo:language="en" fo:country="US" officeooo:paragraph-rsid="0034d38c" style:font-size-asian="11.5pt" style:font-size-complex="11.5pt"/>
    </style:style>
    <style:style style:name="P16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style:font-name="Liberation Serif" fo:font-size="11pt" fo:language="en" fo:country="US" officeooo:paragraph-rsid="0034d38c" style:font-size-asian="11pt" style:font-size-complex="11pt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1pt" fo:language="en" fo:country="US" officeooo:paragraph-rsid="0034d38c" style:font-size-asian="11pt" style:font-size-complex="11pt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paragraph-rsid="0031526a" style:text-blinking="false" fo:background-color="transparent" style:font-size-asian="11.5pt" style:font-size-complex="11.5p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5eab4" officeooo:paragraph-rsid="0034d38c" style:text-blinking="false" fo:background-color="transparent" style:font-size-asian="11pt" style:font-size-complex="11pt"/>
    </style:style>
    <style:style style:name="P20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396a9" officeooo:paragraph-rsid="0031526a" style:text-blinking="false" fo:background-color="#ffff00" style:font-size-asian="11pt" style:font-size-complex="11pt"/>
    </style:style>
    <style:style style:name="P21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officeooo:paragraph-rsid="0034d38c" style:text-blinking="false" style:font-size-asian="11.5pt" style:font-size-complex="11.5pt"/>
    </style:style>
    <style:style style:name="P22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style:text-blinking="false" fo:background-color="transparent" style:font-size-asian="11.5pt" style:font-size-complex="11.5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65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officeooo:paragraph-rsid="0034d38c" style:text-blinking="false" fo:background-color="transparent" style:font-size-asian="11.5pt" style:font-size-complex="11.5pt"/>
    </style:style>
    <style:style style:name="P24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officeooo:paragraph-rsid="0034d38c"/>
    </style:style>
    <style:style style:name="P2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31526a"/>
    </style:style>
    <style:style style:name="P26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34d38c"/>
    </style:style>
    <style:style style:name="P27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officeooo:paragraph-rsid="0031526a"/>
    </style:style>
    <style:style style:name="P28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officeooo:paragraph-rsid="0034d38c"/>
    </style:style>
    <style:style style:name="P29" style:family="paragraph" style:parent-style-name="Text_20_body">
      <style:paragraph-properties fo:margin-top="0in" fo:margin-bottom="0in" style:contextual-spacing="false" fo:line-height="138%" style:writing-mode="lr-tb"/>
      <style:text-properties officeooo:rsid="0034d38c" officeooo:paragraph-rsid="0031526a"/>
    </style:style>
    <style:style style:name="P30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size="11.5pt" officeooo:paragraph-rsid="0034d38c" style:font-size-asian="11.5pt" style:font-size-complex="11.5pt"/>
    </style:style>
    <style:style style:name="P31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size="11.5pt" officeooo:rsid="0034d38c" officeooo:paragraph-rsid="0034d38c" style:font-size-asian="11.5pt" style:font-size-complex="11.5pt"/>
    </style:style>
    <style:style style:name="P32" style:family="paragraph" style:parent-style-name="Text_20_body">
      <style:text-properties fo:language="en" fo:country="US" officeooo:paragraph-rsid="0034d38c"/>
    </style:style>
    <style:style style:name="P33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fo:font-size="11pt" officeooo:paragraph-rsid="0034d38c" style:font-size-asian="11pt" style:font-size-complex="11pt"/>
    </style:style>
    <style:style style:name="P34" style:family="paragraph" style:parent-style-name="Text_20_body">
      <style:paragraph-properties fo:margin-top="0in" fo:margin-bottom="0in" style:contextual-spacing="false" fo:line-height="138%" style:writing-mode="lr-tb"/>
      <style:text-properties fo:font-size="11pt" officeooo:paragraph-rsid="0034d38c" style:font-size-asian="11pt" style:font-size-complex="11pt"/>
    </style:style>
    <style:style style:name="P35" style:family="paragraph">
      <style:paragraph-properties fo:text-align="start"/>
      <style:text-properties fo:color="#000000" style:font-name="Fira Sans" fo:font-weight="normal"/>
    </style:style>
    <style:style style:name="P36" style:family="paragraph">
      <style:paragraph-properties fo:text-align="start"/>
      <style:text-properties fo:color="#000000" style:text-line-through-style="none" style:text-line-through-type="none" style:font-name="Z003" fo:font-size="11pt" fo:font-style="italic" style:text-underline-style="solid" style:text-underline-width="auto" fo:font-weight="normal"/>
    </style:style>
    <style:style style:name="P37" style:family="paragraph">
      <style:paragraph-properties fo:text-align="start"/>
      <style:text-properties fo:color="#000000" style:font-name="Liberation Serif1" fo:font-size="11pt"/>
    </style:style>
    <style:style style:name="P38" style:family="paragraph">
      <style:paragraph-properties fo:text-align="start"/>
      <style:text-properties fo:color="#111111" style:font-name="Liberation Serif1" fo:font-size="11pt"/>
    </style:style>
    <style:style style:name="P39" style:family="paragraph">
      <style:paragraph-properties fo:text-align="start"/>
      <style:text-properties fo:color="#000000" style:text-line-through-style="none" style:text-line-through-type="none" style:font-name="Nimbus Sans" fo:font-style="normal" style:text-underline-style="solid" style:text-underline-width="auto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eab4" style:text-blinking="false" fo:background-color="#ffff00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language="en" fo:country="US" fo:font-style="normal" style:text-underline-style="none" fo:font-weight="normal" officeooo:rsid="0025eab4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1526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4d38c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eab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1526a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34d38c" style:text-blinking="false" fo:background-color="transparent" loext:char-shading-value="0" style:font-size-asian="13pt" style:font-size-complex="13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22bc6d" style:text-blinking="false" fo:background-color="transparent" loext:char-shading-value="0" style:font-size-asian="13pt" style:font-size-complex="13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22bc6d" style:text-blinking="false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normal" officeooo:rsid="0022bc6d" style:text-blinking="false" fo:background-color="#ffff00" loext:char-shading-value="0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3pt" fo:language="en" fo:country="US" fo:font-style="normal" style:text-underline-style="none" fo:font-weight="bold" officeooo:rsid="0022bc6d" style:text-blinking="false" fo:background-color="#ffff00" loext:char-shading-value="0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style:text-blinking="false" fo:background-color="transparent" loext:char-shading-value="0" style:font-size-asian="11.5pt" style:font-size-complex="11.5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officeooo:rsid="0031526a" style:text-blinking="false" fo:background-color="transparent" loext:char-shading-value="0" style:font-size-asian="11.5pt" style:font-size-complex="11.5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bold" officeooo:rsid="002396a9" style:text-blinking="false" fo:background-color="#ffff00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bold" officeooo:rsid="0022bc6d" style:text-blinking="false" fo:background-color="#ffff00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normal" officeooo:rsid="002396a9" style:text-blinking="false" fo:background-color="#ffff00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normal" officeooo:rsid="0022bc6d" style:text-blinking="false" fo:background-color="#ffff00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normal" officeooo:rsid="0034d38c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normal" officeooo:rsid="0022bc6d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" fo:language="en" fo:country="US" fo:font-style="normal" style:text-underline-style="none" fo:font-weight="normal" officeooo:rsid="0022bc6d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5eab4" style:text-blinking="false" fo:background-color="#ffff00" loext:char-shading-value="0" style:font-size-asian="11pt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396a9" style:text-blinking="false" fo:background-color="#ffff00" loext:char-shading-value="0" style:font-size-asian="11pt" style:font-size-complex="11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5eab4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bold" officeooo:rsid="0025eab4" style:text-blinking="false" fo:background-color="#ffff00" loext:char-shading-value="0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bold" officeooo:rsid="0025eab4" style:text-blinking="false" fo:background-color="#ffff00" loext:char-shading-value="0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normal" officeooo:rsid="0025eab4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25eab4" style:text-blinking="false" fo:background-color="#ffff00" loext:char-shading-value="0" style:font-weight-asian="bold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bold" officeooo:rsid="0025eab4" style:text-blinking="false" fo:background-color="#ffff00" loext:char-shading-value="0" style:font-size-asian="11.5pt" style:font-weight-asian="bold" style:font-size-complex="11.5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1.5pt" fo:language="en" fo:country="US" fo:font-style="normal" style:text-underline-style="none" fo:font-weight="normal" officeooo:rsid="0025eab4" style:text-blinking="false" fo:background-color="transparent" loext:char-shading-value="0" style:font-size-asian="11.5pt" style:font-size-complex="11.5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normal" officeooo:rsid="0025eab4" style:text-blinking="false" fo:background-color="#ffff00" loext:char-shading-value="0" style:font-size-asian="11.5pt" style:font-weight-asian="bold" style:font-size-complex="11.5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Liberation Serif" fo:font-size="11.5pt" fo:font-style="normal" style:text-underline-style="none" fo:font-weight="bold" officeooo:rsid="0025eab4" style:text-blinking="false" fo:background-color="#ffff00" loext:char-shading-value="0" style:font-size-asian="11.5pt" style:font-weight-asian="bold" style:font-size-complex="11.5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25eab4" style:text-blinking="false" fo:background-color="transparent" loext:char-shading-value="0"/>
    </style:style>
    <style:style style:name="T40" style:family="text">
      <style:text-properties officeooo:rsid="0031526a"/>
    </style:style>
    <style:style style:name="T41" style:family="text">
      <style:text-properties fo:language="en" fo:country="US" officeooo:rsid="0025eab4" fo:background-color="transparent" loext:char-shading-value="0" style:font-size-asian="11pt" style:font-size-complex="11pt"/>
    </style:style>
    <style:style style:name="T42" style:family="text">
      <style:text-properties fo:language="en" fo:country="US" officeooo:rsid="0025eab4" fo:background-color="transparent" loext:char-shading-value="0"/>
    </style:style>
    <style:style style:name="T43" style:family="text">
      <style:text-properties fo:language="en" fo:country="US" officeooo:rsid="0025eab4" fo:background-color="#ffff00" loext:char-shading-value="0" style:font-size-asian="11pt" style:font-size-complex="11pt"/>
    </style:style>
    <style:style style:name="T44" style:family="text">
      <style:text-properties fo:language="en" fo:country="US" officeooo:rsid="0025eab4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data-style-name="C10049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none #b2b2b2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049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checkbox form:name="CheckPool" form:control-implementation="ooo:com.sun.star.form.component.CheckBox" xml:id="control2" form:id="control2" form:label="My name and affiliation (e.g., the relevant organization or community group). 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 I am part of). I am aware that allowing THE ORGANIZATION to publish my name as part of the investigation may create a risk to my security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3" form:id="control3" form:label=" ​I want my identity to be anonymous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Pool" form:control-implementation="ooo:com.sun.star.form.component.CheckBox" xml:id="control4" form:id="control4" form:label="That my information is included in a pool of collections for future analy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5" form:id="control5" form:label="That any information related to my devices is eliminated after the analysis is complet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date form:name="Fecha" form:control-implementation="ooo:com.sun.star.form.component.DateField" xml:id="control7" form:id="control7" form:min-value="1800-01-01" form:value="2025-01-25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onsent for forensic analysis</text:h>
      <text:p text:style-name="P4"/>
      <text:p text:style-name="P11"><text:span text:style-name="T5">I,</text:span><text:span text:style-name="T4"> <text:s/></text:span><text:span text:style-name="T4"><draw:control text:anchor-type="as-char" svg:y="-0.1874in" draw:z-index="0" draw:name="Control 1" draw:style-name="gr2" draw:text-style-name="P39" svg:width="2.1516in" svg:height="0.2705in" draw:control="control1"/></text:span><text:span text:style-name="T4"><text:s/>, <text:s/></text:span><text:span text:style-name="T6">onward referred to as THE BENEFICIARY, </text:span><text:span text:style-name="T4">voluntarily agree to work with</text:span><text:span text:style-name="T7"> [insert name of the organization doing the analysis]</text:span><text:span text:style-name="T4">, onward referred to as THE ORGANIZATION, in the analysis and investigation of my electronic device(s) and/or online accounts, potentially targeted or compromised with spyware or other malicious software.</text:span></text:p>
      <text:p text:style-name="P12"><text:span text:style-name="T4"/></text:p>
      <text:p text:style-name="P12"><text:span text:style-name="T4">We agree to the following: </text:span></text:p>
      <text:p text:style-name="P12"><text:span text:style-name="T4"/></text:p>
      <text:list xml:id="list765870588" text:style-name="L2">
        <text:list-item>
          <text:p text:style-name="P30"><text:span text:style-name="T24">In relation to the objective of this investigation, we agree that </text:span><text:span text:style-name="T25">THE ORGANIZATION </text:span><text:span text:style-name="T23">[</text:span><text:span text:style-name="T21">insert goal, </text:span><text:span text:style-name="T23">example: will collect and analyze digital information with the goal of establishing verifiable hypotheses of potential digital attacks]</text:span><text:span text:style-name="T26">.</text:span><text:span text:style-name="T25"> </text:span><text:span text:style-name="T24">This does not create any commitment for the organization to deliver a result or a report, nor to publish any findings. </text:span></text:p>
          <text:p text:style-name="P30"><text:span text:style-name="T24"/></text:p>
        </text:list-item>
        <text:list-item>
          <text:p text:style-name="P31"><text:span text:style-name="T20">[If you need consent for publication: </text:span><text:span text:style-name="T22">In particular, I give THE ORGANIZATION permission to publish the following information in publications, including blog posts and public reports:</text:span></text:p>
        </text:list-item>
      </text:list>
      <text:p text:style-name="P34"><text:tab/></text:p>
      <text:p text:style-name="P6"><draw:control text:anchor-type="as-char" svg:y="-0.0811in" draw:z-index="1" draw:name="Control 6" draw:style-name="gr3" draw:text-style-name="P38" svg:width="5.9303in" svg:height="0.2713in" draw:control="control2"/></text:p>
      <text:p text:style-name="P6"><draw:control text:anchor-type="as-char" svg:y="-0.111in" draw:z-index="2" draw:name="Control 7" draw:style-name="gr3" draw:text-style-name="P37" svg:width="6.5205in" svg:height="0.2713in" draw:control="control3"/></text:p>
      <text:p text:style-name="P34"><text:span text:style-name="T24"/></text:p>
      <text:list xml:id="list100423646803240" text:continue-numbering="true" text:style-name="L2">
        <text:list-item>
          <text:p text:style-name="P33"><text:span text:style-name="T25">The information to be collected by THE ORGANIZATION includes:</text:span></text:p>
        </text:list-item>
      </text:list>
      <text:p text:style-name="P19"/>
      <text:list xml:id="list2810364544" text:style-name="L1">
        <text:list-item>
          <text:p text:style-name="P28"><text:span text:style-name="T27">[</text:span><text:bookmark text:name="docs-internal-guid-783b2241-7fff-0614-b7bc-82ddc1fff74c"/><text:span text:style-name="T30">Detail information to collect</text:span><text:span text:style-name="T28">]</text:span></text:p>
        </text:list-item>
      </text:list>
      <text:p text:style-name="P34"><text:span text:style-name="T25"/></text:p>
      <text:list xml:id="list100424049639524" text:continue-list="list100423646803240" text:style-name="L2">
        <text:list-item>
          <text:p text:style-name="P16"><text:span text:style-name="T10">Once the investigation is complete, I request to THE ORGANIZATION:</text:span></text:p>
          <text:p text:style-name="P16"><text:span text:style-name="T10"/></text:p>
        </text:list-item>
      </text:list>
      <text:p text:style-name="P6"><draw:control text:anchor-type="as-char" draw:z-index="3" draw:name="Control 2" draw:style-name="gr4" draw:text-style-name="P38" svg:width="5.9303in" svg:height="0.2713in" draw:control="control4"/></text:p>
      <text:p text:style-name="P10"><text:span text:style-name="T10"><draw:control text:anchor-type="as-char" svg:y="-0.111in" draw:z-index="4" draw:name="Control 3" draw:style-name="gr3" draw:text-style-name="P37" svg:width="6.5343in" svg:height="0.2803in" draw:control="control5"/></text:span></text:p>
      <text:p text:style-name="P17"><text:span text:style-name="T10"/></text:p>
      <text:list xml:id="list100423057787856" text:continue-numbering="true" text:style-name="L2">
        <text:list-item>
          <text:p text:style-name="P24"><text:span text:style-name="T29">I acknowledge that THE ORGANIZATION might have access to private and/or sensitive information during the course of the investigation. THE ORGANIZATION </text:span><text:span text:style-name="T35">[</text:span><text:bookmark text:name="docs-internal-guid-152f73e0-7fff-31e7-1a9e-daaf84b5d90d"/><text:span text:style-name="T37">add details around </text:span><text:span text:style-name="T38">information protection policies</text:span><text:span text:style-name="T37">, for example: commits to managing this information under the following confidentiality and data management policies (</text:span><text:span text:style-name="T38">insert link to policies if available or otherwise describe them if they are not public)</text:span><text:span text:style-name="T35">]</text:span><text:span text:style-name="T36">.</text:span><text:span text:style-name="T29"> </text:span></text:p>
        </text:list-item>
      </text:list>
      <text:p text:style-name="P26"><text:span text:style-name="T29"/></text:p>
      <text:list xml:id="list100424578464145" text:continue-numbering="true" text:style-name="L2">
        <text:list-item>
          <text:p text:style-name="P21"><text:bookmark text:name="docs-internal-guid-19a420a1-7fff-c336-c909-661c6b175033"/><text:soft-page-break/><text:span text:style-name="T42">THE BENEFICIARY commits to following guidelines regarding the confidentiality of this investigation. </text:span><text:span text:style-name="T44">[add details about the confidentiality, for example: The forensic support provided is confidential, and neither the results or the existence of such analysis should be shared publicly]. </text:span><text:span text:style-name="T42">THE ORGANIZATION reserves the right to terminate the investigation in case the confidentiality guidelines are not respected. </text:span></text:p>
        </text:list-item>
      </text:list>
      <text:p text:style-name="P22"/>
      <text:list xml:id="list100423996988172" text:continue-numbering="true" text:style-name="L2">
        <text:list-item>
          <text:p text:style-name="P23"><text:span text:style-name="T39">At any point during the investigation, either THE BENEFICIARY or THE ORGANIZATION, can make the decision to terminate their participation in the investigation.</text:span></text:p>
        </text:list-item>
      </text:list>
      <text:p text:style-name="P18"/>
      <text:p text:style-name="P13"><text:span text:style-name="T9">Considering the above, I hereby confirm I provide this information voluntarily. I have read and understand this document and agree to its terms.</text:span></text:p>
      <text:p text:style-name="P15"/>
      <text:p text:style-name="P14"><text:span text:style-name="T11">Date</text:span><text:span text:style-name="T9">: <text:s/></text:span><text:span text:style-name="T9"><draw:control text:anchor-type="as-char" draw:z-index="6" draw:name="Control 4" draw:style-name="gr1" draw:text-style-name="P35" svg:width="1.8335in" svg:height="0.198in" draw:control="control7"/></text:span></text:p>
      <text:p text:style-name="P32"><text:span text:style-name="T19">Signature</text:span><text:span text:style-name="T18">: <text:s text:c="2"/></text:span><text:span text:style-name="T18"><draw:control text:anchor-type="as-char" svg:y="-0.1874in" draw:z-index="5" draw:name="Control 5" draw:style-name="gr2" draw:text-style-name="P36" svg:width="1.9425in" svg:height="0.2705in" draw:control="control6"/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7.3.7.2$Linux_X86_64 LibreOffice_project/30$Build-2</meta:generator>
    <dc:date>2025-04-01T10:03:23.448577820</dc:date>
    <meta:editing-duration>PT21M35S</meta:editing-duration>
    <meta:editing-cycles>6</meta:editing-cycles>
    <meta:document-statistic meta:table-count="0" meta:image-count="0" meta:object-count="0" meta:page-count="2" meta:paragraph-count="19" meta:word-count="330" meta:character-count="2246" meta:non-whitespace-character-count="1923"/>
  </office:meta>
</office:document-meta>
</file>